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9cm" fo:min-width="8.65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 loext:decorative="false"/>
      <style:paragraph-properties style:writing-mode="lr-tb"/>
    </style:style>
    <style:style style:name="gr8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2.887cm" fo:min-width="3.65cm" fo:padding-top="0.15cm" fo:padding-bottom="0.15cm" fo:padding-left="0.275cm" fo:padding-right="0.275cm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 loext:decorative="false"/>
      <style:paragraph-properties style:writing-mode="lr-tb"/>
    </style:style>
    <style:style style:name="gr12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svg:stroke-width="0.051cm" svg:stroke-color="#861141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1cm" svg:stroke-color="#861141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text-properties style:font-name="Courier New" fo:font-size="12pt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2cm" svg:height="7.2cm" svg:x="6cm" svg:y="1.4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.1cm" svg:x="6.8cm" svg:y="0.426cm">
          <draw:text-box>
            <text:p>Computer Memory (RAM)</text:p>
          </draw:text-box>
        </draw:frame>
        <draw:line draw:style-name="gr3" draw:text-style-name="P1" draw:layer="layout" svg:x1="10.7cm" svg:y1="1.426cm" svg:x2="10.7cm" svg:y2="8.626cm">
          <text:p/>
        </draw:line>
        <draw:frame draw:style-name="gr4" draw:text-style-name="P2" draw:layer="layout" svg:width="2.83cm" svg:height="0.962cm" svg:x="6.8cm" svg:y="1.526cm">
          <draw:text-box>
            <text:p>Address</text:p>
          </draw:text-box>
        </draw:frame>
        <draw:frame draw:style-name="gr5" draw:text-style-name="P2" draw:layer="layout" svg:width="2.077cm" svg:height="0.962cm" svg:x="12cm" svg:y="1.526cm">
          <draw:text-box>
            <text:p>Value</text:p>
          </draw:text-box>
        </draw:frame>
        <draw:line draw:style-name="gr3" draw:text-style-name="P1" draw:layer="layout" svg:x1="6cm" svg:y1="2.426cm" svg:x2="15.2cm" svg:y2="2.426cm">
          <text:p/>
        </draw:line>
        <draw:frame draw:style-name="gr6" draw:text-style-name="P2" draw:layer="layout" svg:width="1.031cm" svg:height="0.962cm" svg:x="7.7cm" svg:y="2.426cm">
          <draw:text-box>
            <text:p>...</text:p>
          </draw:text-box>
        </draw:frame>
        <draw:frame draw:style-name="gr6" draw:text-style-name="P2" draw:layer="layout" svg:width="1.031cm" svg:height="0.962cm" svg:x="12.601cm" svg:y="2.426cm">
          <draw:text-box>
            <text:p>...</text:p>
          </draw:text-box>
        </draw:frame>
        <draw:line draw:style-name="gr3" draw:text-style-name="P1" draw:layer="layout" svg:x1="6cm" svg:y1="3.426cm" svg:x2="15.2cm" svg:y2="3.426cm">
          <text:p/>
        </draw:line>
        <draw:line draw:style-name="gr3" draw:text-style-name="P1" draw:layer="layout" svg:x1="6cm" svg:y1="5.326cm" svg:x2="15.2cm" svg:y2="5.326cm">
          <text:p/>
        </draw:line>
        <draw:frame draw:style-name="gr6" draw:text-style-name="P2" draw:layer="layout" svg:width="1.031cm" svg:height="0.962cm" svg:x="7.701cm" svg:y="5.326cm">
          <draw:text-box>
            <text:p>...</text:p>
          </draw:text-box>
        </draw:frame>
        <draw:frame draw:style-name="gr6" draw:text-style-name="P2" draw:layer="layout" svg:width="1.031cm" svg:height="0.962cm" svg:x="12.602cm" svg:y="5.426cm">
          <draw:text-box>
            <text:p>...</text:p>
          </draw:text-box>
        </draw:frame>
        <draw:line draw:style-name="gr3" draw:text-style-name="P1" draw:layer="layout" svg:x1="6cm" svg:y1="6.426cm" svg:x2="15.2cm" svg:y2="6.426cm">
          <text:p/>
        </draw:line>
        <draw:frame draw:style-name="gr7" draw:text-style-name="P3" draw:layer="layout" svg:width="2.153cm" svg:height="0.806cm" svg:x="7.1cm" svg:y="3.526cm">
          <draw:text-box>
            <text:p><text:span text:style-name="T1">0x48F2</text:span></text:p>
          </draw:text-box>
        </draw:frame>
        <draw:custom-shape draw:style-name="gr8" draw:text-style-name="P1" draw:layer="layout" svg:width="4.2cm" svg:height="3.187cm" svg:x="0.8cm" svg:y="1.4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8cm" svg:height="0.9cm" svg:x="1cm" svg:y="1.613cm">
          <draw:text-box>
            <text:p text:style-name="P4"><text:span text:style-name="T2">obj_ani1: </text:span><text:span text:style-name="T3">0x48F2</text:span></text:p>
          </draw:text-box>
        </draw:frame>
        <draw:frame draw:style-name="gr10" draw:text-style-name="P6" draw:layer="layout" svg:width="2.2cm" svg:height="0.9cm" svg:x="2.4cm" svg:y="2.413cm">
          <draw:text-box>
            <text:p><text:span text:style-name="T3">name</text:span></text:p>
          </draw:text-box>
        </draw:frame>
        <draw:frame draw:style-name="gr10" draw:text-style-name="P6" draw:layer="layout" svg:width="2.5cm" svg:height="0.9cm" svg:x="2.4cm" svg:y="3.113cm">
          <draw:text-box>
            <text:p><text:span text:style-name="T3">birthdate</text:span></text:p>
          </draw:text-box>
        </draw:frame>
        <draw:frame draw:style-name="gr11" draw:text-style-name="P2" draw:layer="layout" svg:width="2.195cm" svg:height="0.962cm" svg:x="1.6cm" svg:y="0.513cm">
          <draw:text-box>
            <text:p>Name</text:p>
          </draw:text-box>
        </draw:frame>
        <draw:line draw:style-name="gr12" draw:text-style-name="P1" draw:layer="layout" svg:x1="4.6cm" svg:y1="2.013cm" svg:x2="7.3cm" svg:y2="3.913cm">
          <text:p/>
        </draw:line>
        <draw:frame draw:style-name="gr13" draw:text-style-name="P2" draw:layer="layout" svg:width="1.34cm" svg:height="0.645cm" svg:x="12.2cm" svg:y="3.513cm">
          <draw:text-box>
            <text:p text:style-name="P7"><text:span text:style-name="T4">None</text:span></text:p>
          </draw:text-box>
        </draw:frame>
        <draw:frame draw:style-name="gr14" draw:text-style-name="P3" draw:layer="layout" svg:width="1.683cm" svg:height="0.806cm" svg:x="0.8cm" svg:y="5cm">
          <draw:text-box>
            <text:p><text:span text:style-name="T1">Code</text:span></text:p>
          </draw:text-box>
        </draw:frame>
        <draw:frame draw:style-name="gr14" draw:text-style-name="P8" draw:layer="layout" svg:width="5.328cm" svg:height="2.641cm" svg:x="0.8cm" svg:y="5.6cm">
          <draw:text-box>
            <text:p><text:span text:style-name="T5">…</text:span></text:p>
            <text:p><text:span text:style-name="T5">self.name = </text:span></text:p>
            <text:p><text:span text:style-name="T5">self.birthday =</text:span></text:p>
            <text:p><text:span text:style-name="T5">…</text:span></text:p>
            <text:p><text:span text:style-name="T5">obj_ani1 = Animal()</text:span></text:p>
          </draw:text-box>
        </draw:frame>
        <draw:line draw:style-name="gr15" draw:text-style-name="P1" draw:layer="layout" svg:x1="0.5cm" svg:y1="2.8cm" svg:x2="2.5cm" svg:y2="2.8cm">
          <text:p/>
        </draw:line>
        <draw:line draw:style-name="gr16" draw:text-style-name="P1" draw:layer="layout" svg:x1="1cm" svg:y1="6.5cm" svg:x2="0.5cm" svg:y2="6.5cm">
          <text:p/>
        </draw:line>
        <draw:line draw:style-name="gr16" draw:text-style-name="P1" draw:layer="layout" svg:x1="0.5cm" svg:y1="6.5cm" svg:x2="0.5cm" svg:y2="2.8cm">
          <text:p/>
        </draw:line>
        <draw:line draw:style-name="gr15" draw:text-style-name="P1" draw:layer="layout" svg:x1="0.187cm" svg:y1="2cm" svg:x2="1.2cm" svg:y2="2cm">
          <text:p/>
        </draw:line>
        <draw:line draw:style-name="gr16" draw:text-style-name="P1" draw:layer="layout" svg:x1="0.2cm" svg:y1="7.9cm" svg:x2="0.2cm" svg:y2="2cm">
          <text:p/>
        </draw:line>
        <draw:line draw:style-name="gr16" draw:text-style-name="P1" draw:layer="layout" svg:x1="1cm" svg:y1="7.9cm" svg:x2="0.2cm" svg:y2="7.9cm">
          <text:p/>
        </draw:line>
        <draw:frame draw:style-name="gr13" draw:text-style-name="P2" draw:layer="layout" svg:width="1.34cm" svg:height="0.645cm" svg:x="12.2cm" svg:y="4.114cm">
          <draw:text-box>
            <text:p text:style-name="P7"><text:span text:style-name="T4">Non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9T07:17:18.153202400</dc:date>
    <meta:editing-duration>PT22M21S</meta:editing-duration>
    <meta:editing-cycles>7</meta:editing-cycles>
    <meta:generator>LibreOffice/24.2.2.2$MacOSX_AARCH64 LibreOffice_project/d56cc158d8a96260b836f100ef4b4ef25d6f1a01</meta:generator>
    <meta:print-date>2024-04-09T07:16:18.211331046</meta:print-date>
    <meta:printed-by>PDF files</meta:printed-by>
    <meta:document-statistic meta:object-count="30"/>
  </office:meta>
</office:document-meta>
</file>